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535353" style:text-outline="false" style:text-line-through-style="none" style:font-name="Arial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d7dcea" fo:border-left="none" fo:border-right="none" fo:border-top="none"/>
      <style:text-properties style:use-window-font-color="true" style:text-outline="false" style:text-line-through-styl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ffff" fo:border="none"/>
      <style:text-properties fo:color="#535353" style:text-outline="false" style:text-line-through-style="none" style:font-name="Arial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order-bottom="0.0138in solid #d7dcea" fo:border-left="none" fo:border-right="none" fo:border-top="none"/>
      <style:text-properties style:use-window-font-color="true" style:text-outline="false" style:text-line-through-styl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d7dcea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535353" style:text-outline="false" style:text-line-through-style="none" style:font-name="Arial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ce1" office:value-type="string">
            <text:p>14/11/2016</text:p>
          </table:table-cell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2"/>
        </table:table-row>
        <table:table-row table:style-name="ro4"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Market_value</text:p>
          </table:table-cell>
          <table:table-cell table:style-name="ce3" office:value-type="string">
            <text:p>Weight</text:p>
          </table:table-cell>
          <table:table-cell table:style-name="ce1" office:value-type="string">
            <text:p>Avg_Unit_Cost</text:p>
          </table:table-cell>
          <table:table-cell table:style-name="ce1" office:value-type="string">
            <text:p>Book_cost</text:p>
          </table:table-cell>
          <table:table-cell table:style-name="ce1" office:value-type="string">
            <text:p>Unrealised_Gain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string">
            <text:p>Cash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CAD</text:p>
          </table:table-cell>
          <table:table-cell table:style-name="ce1" office:value-type="string">
            <text:p> </text:p>
          </table:table-cell>
          <table:table-cell table:style-name="ce1" office:value-type="float" office:value="14724.8">
            <text:p>14724.8</text:p>
          </table:table-cell>
          <table:table-cell table:style-name="ce3" office:value-type="percentage" office:value="0.22">
            <text:p>22.00%</text:p>
          </table:table-cell>
          <table:table-cell table:style-name="ce1" office:value-type="string">
            <text:p> </text:p>
          </table:table-cell>
          <table:table-cell table:style-name="ce1" office:value-type="float" office:value="14724.8">
            <text:p>14724.8</text:p>
          </table:table-cell>
          <table:table-cell table:style-name="ce1"/>
          <table:table-cell table:style-name="ce1"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2">
          <table:table-cell table:style-name="ce1" office:value-type="string">
            <text:p>Stocks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CAD</text:p>
          </table:table-cell>
          <table:table-cell table:style-name="ce1" office:value-type="string">
            <text:p> </text:p>
          </table:table-cell>
          <table:table-cell table:style-name="ce1" office:value-type="float" office:value="29288.44">
            <text:p>29288.44</text:p>
          </table:table-cell>
          <table:table-cell table:style-name="ce3" office:value-type="percentage" office:value="0.44">
            <text:p>44.00%</text:p>
          </table:table-cell>
          <table:table-cell table:style-name="ce1" office:value-type="string">
            <text:p> </text:p>
          </table:table-cell>
          <table:table-cell table:style-name="ce1" office:value-type="float" office:value="31335">
            <text:p>31335</text:p>
          </table:table-cell>
          <table:table-cell table:style-name="ce6" office:value-type="string">
            <text:p>-2,046.56 (-7 %)</text:p>
          </table:table-cell>
          <table:table-cell table:style-name="ce1"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CA&amp;symbol=BBD.PR.D">BOMBARDIER 5.476% S3 PFD</text:a></text:p>
          </table:table-cell>
          <table:table-cell office:value-type="float" office:value="300">
            <text:p>300</text:p>
          </table:table-cell>
          <table:table-cell office:value-type="string">
            <text:p>CAD</text:p>
          </table:table-cell>
          <table:table-cell office:value-type="float" office:value="8.4">
            <text:p>8.4</text:p>
          </table:table-cell>
          <table:table-cell office:value-type="float" office:value="2520">
            <text:p>2520</text:p>
          </table:table-cell>
          <table:table-cell office:value-type="percentage" office:value="0.04">
            <text:p>4.00%</text:p>
          </table:table-cell>
          <table:table-cell office:value-type="float" office:value="6.02">
            <text:p>6.02</text:p>
          </table:table-cell>
          <table:table-cell office:value-type="float" office:value="1805.88">
            <text:p>1805.88</text:p>
          </table:table-cell>
          <table:table-cell office:value-type="string">
            <text:p>714.12 (40 %)</text:p>
          </table:table-cell>
          <table:table-cell office:value-type="string" table:number-columns-spanned="3" table:number-rows-spanned="1">
            <text:p><text:a xlink:href="https://invest.hsbc.ca/trading/stocks.aspx?market=CA&amp;symbol=BBD.PR.D&amp;AccountId=6Y0R1YS">https://invest.hsbc.ca/trading/stocks.aspx?market=CA&amp;symbol=BBD.PR.D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CA&amp;symbol=GMM.U">GENERAL MOTORS COMPANY</text:a></text:p>
          </table:table-cell>
          <table:table-cell office:value-type="float" office:value="55">
            <text:p>55</text:p>
          </table:table-cell>
          <table:table-cell office:value-type="string">
            <text:p>CAD</text:p>
          </table:table-cell>
          <table:table-cell office:value-type="float" office:value="45.06">
            <text:p>45.06</text:p>
          </table:table-cell>
          <table:table-cell office:value-type="float" office:value="2478.36">
            <text:p>2478.36</text:p>
          </table:table-cell>
          <table:table-cell office:value-type="percentage" office:value="0.04">
            <text:p>4.00%</text:p>
          </table:table-cell>
          <table:table-cell office:value-type="float" office:value="40.54">
            <text:p>40.54</text:p>
          </table:table-cell>
          <table:table-cell office:value-type="float" office:value="2229.62">
            <text:p>2229.62</text:p>
          </table:table-cell>
          <table:table-cell office:value-type="string">
            <text:p>248.74 (11 %)</text:p>
          </table:table-cell>
          <table:table-cell office:value-type="string" table:number-columns-spanned="3" table:number-rows-spanned="1">
            <text:p><text:a xlink:href="https://invest.hsbc.ca/trading/stocks.aspx?market=CA&amp;symbol=GMM.U&amp;AccountId=6Y0R1YS">https://invest.hsbc.ca/trading/stocks.aspx?market=CA&amp;symbol=GMM.U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ALB">ALBEMARLE CORP</text:a></text:p>
          </table:table-cell>
          <table:table-cell office:value-type="float" office:value="30">
            <text:p>30</text:p>
          </table:table-cell>
          <table:table-cell office:value-type="string">
            <text:p>CAD</text:p>
          </table:table-cell>
          <table:table-cell office:value-type="float" office:value="104.35">
            <text:p>104.35</text:p>
          </table:table-cell>
          <table:table-cell office:value-type="float" office:value="3130.58">
            <text:p>3130.58</text:p>
          </table:table-cell>
          <table:table-cell office:value-type="percentage" office:value="0.05">
            <text:p>5.00%</text:p>
          </table:table-cell>
          <table:table-cell office:value-type="float" office:value="108.8">
            <text:p>108.8</text:p>
          </table:table-cell>
          <table:table-cell office:value-type="float" office:value="3263.91">
            <text:p>3263.91</text:p>
          </table:table-cell>
          <table:table-cell office:value-type="string">
            <text:p>-133.33 (-4 %)</text:p>
          </table:table-cell>
          <table:table-cell office:value-type="string" table:number-columns-spanned="3" table:number-rows-spanned="1">
            <text:p><text:a xlink:href="https://invest.hsbc.ca/trading/stocks.aspx?market=US&amp;symbol=ALB&amp;AccountId=6Y0R1YS">https://invest.hsbc.ca/trading/stocks.aspx?market=US&amp;symbol=ALB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AMZN">AMAZON COM INC</text:a></text:p>
          </table:table-cell>
          <table:table-cell office:value-type="float" office:value="2">
            <text:p>2</text:p>
          </table:table-cell>
          <table:table-cell office:value-type="string">
            <text:p>CAD</text:p>
          </table:table-cell>
          <table:table-cell office:value-type="float" office:value="973.5">
            <text:p>973.5</text:p>
          </table:table-cell>
          <table:table-cell office:value-type="float" office:value="1947">
            <text:p>1947</text:p>
          </table:table-cell>
          <table:table-cell office:value-type="percentage" office:value="0.03">
            <text:p>3.00%</text:p>
          </table:table-cell>
          <table:table-cell office:value-type="float" office:value="908.73">
            <text:p>908.73</text:p>
          </table:table-cell>
          <table:table-cell office:value-type="float" office:value="1817.45">
            <text:p>1817.45</text:p>
          </table:table-cell>
          <table:table-cell office:value-type="string">
            <text:p>129.55 (7 %)</text:p>
          </table:table-cell>
          <table:table-cell office:value-type="string" table:number-columns-spanned="3" table:number-rows-spanned="1">
            <text:p><text:a xlink:href="https://invest.hsbc.ca/trading/stocks.aspx?market=US&amp;symbol=AMZN&amp;AccountId=6Y0R1YS">https://invest.hsbc.ca/trading/stocks.aspx?market=US&amp;symbol=AMZN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FSLR">FIRST SOLAR INC</text:a></text:p>
          </table:table-cell>
          <table:table-cell office:value-type="float" office:value="30">
            <text:p>30</text:p>
          </table:table-cell>
          <table:table-cell office:value-type="string">
            <text:p>CAD</text:p>
          </table:table-cell>
          <table:table-cell office:value-type="float" office:value="44.78">
            <text:p>44.78</text:p>
          </table:table-cell>
          <table:table-cell office:value-type="float" office:value="1343.3">
            <text:p>1343.3</text:p>
          </table:table-cell>
          <table:table-cell office:value-type="percentage" office:value="0.02">
            <text:p>2.00%</text:p>
          </table:table-cell>
          <table:table-cell office:value-type="float" office:value="78.76">
            <text:p>78.76</text:p>
          </table:table-cell>
          <table:table-cell office:value-type="float" office:value="2362.8">
            <text:p>2362.8</text:p>
          </table:table-cell>
          <table:table-cell office:value-type="string">
            <text:p>-1,019.50 (-43 %)</text:p>
          </table:table-cell>
          <table:table-cell office:value-type="string" table:number-columns-spanned="3" table:number-rows-spanned="1">
            <text:p><text:a xlink:href="https://invest.hsbc.ca/trading/stocks.aspx?market=US&amp;symbol=FSLR&amp;AccountId=6Y0R1YS">https://invest.hsbc.ca/trading/stocks.aspx?market=US&amp;symbol=FSLR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GOOGL">ALPHABET INC CL-A</text:a></text:p>
          </table:table-cell>
          <table:table-cell office:value-type="float" office:value="2">
            <text:p>2</text:p>
          </table:table-cell>
          <table:table-cell office:value-type="string">
            <text:p>CAD</text:p>
          </table:table-cell>
          <table:table-cell office:value-type="float" office:value="1019.85">
            <text:p>1019.85</text:p>
          </table:table-cell>
          <table:table-cell office:value-type="float" office:value="2039.69">
            <text:p>2039.69</text:p>
          </table:table-cell>
          <table:table-cell office:value-type="percentage" office:value="0.03">
            <text:p>3.00%</text:p>
          </table:table-cell>
          <table:table-cell office:value-type="float" office:value="645.21">
            <text:p>645.21</text:p>
          </table:table-cell>
          <table:table-cell office:value-type="float" office:value="1290.41">
            <text:p>1290.41</text:p>
          </table:table-cell>
          <table:table-cell office:value-type="string">
            <text:p>749.28 (58 %)</text:p>
          </table:table-cell>
          <table:table-cell office:value-type="string" table:number-columns-spanned="3" table:number-rows-spanned="1">
            <text:p><text:a xlink:href="https://invest.hsbc.ca/trading/stocks.aspx?market=US&amp;symbol=GOOGL&amp;AccountId=6Y0R1YS">https://invest.hsbc.ca/trading/stocks.aspx?market=US&amp;symbol=GOOGL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RSX">VANECK VECTORS RUSSIA ETF</text:a></text:p>
          </table:table-cell>
          <table:table-cell office:value-type="float" office:value="300">
            <text:p>300</text:p>
          </table:table-cell>
          <table:table-cell office:value-type="string">
            <text:p>CAD</text:p>
          </table:table-cell>
          <table:table-cell office:value-type="float" office:value="24.7">
            <text:p>24.7</text:p>
          </table:table-cell>
          <table:table-cell office:value-type="float" office:value="7409.09">
            <text:p>7409.09</text:p>
          </table:table-cell>
          <table:table-cell office:value-type="percentage" office:value="0.11">
            <text:p>11.00%</text:p>
          </table:table-cell>
          <table:table-cell office:value-type="float" office:value="25.11">
            <text:p>25.11</text:p>
          </table:table-cell>
          <table:table-cell office:value-type="float" office:value="7533.35">
            <text:p>7533.35</text:p>
          </table:table-cell>
          <table:table-cell office:value-type="string">
            <text:p>-124.26 (-2 %)</text:p>
          </table:table-cell>
          <table:table-cell office:value-type="string" table:number-columns-spanned="3" table:number-rows-spanned="1">
            <text:p><text:a xlink:href="https://invest.hsbc.ca/trading/stocks.aspx?market=US&amp;symbol=RSX&amp;AccountId=6Y0R1YS">https://invest.hsbc.ca/trading/stocks.aspx?market=US&amp;symbol=RSX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SLV">ISHARES SILVER TRUST</text:a></text:p>
          </table:table-cell>
          <table:table-cell office:value-type="float" office:value="128">
            <text:p>128</text:p>
          </table:table-cell>
          <table:table-cell office:value-type="string">
            <text:p>CAD</text:p>
          </table:table-cell>
          <table:table-cell office:value-type="float" office:value="21.65">
            <text:p>21.65</text:p>
          </table:table-cell>
          <table:table-cell office:value-type="float" office:value="2771.26">
            <text:p>2771.26</text:p>
          </table:table-cell>
          <table:table-cell office:value-type="percentage" office:value="0.04">
            <text:p>4.00%</text:p>
          </table:table-cell>
          <table:table-cell office:value-type="float" office:value="36.43">
            <text:p>36.43</text:p>
          </table:table-cell>
          <table:table-cell office:value-type="float" office:value="4662.44">
            <text:p>4662.44</text:p>
          </table:table-cell>
          <table:table-cell office:value-type="string">
            <text:p>-1,891.18 (-41 %)</text:p>
          </table:table-cell>
          <table:table-cell office:value-type="string" table:number-columns-spanned="3" table:number-rows-spanned="1">
            <text:p><text:a xlink:href="https://invest.hsbc.ca/trading/stocks.aspx?market=US&amp;symbol=SLV&amp;AccountId=6Y0R1YS">https://invest.hsbc.ca/trading/stocks.aspx?market=US&amp;symbol=SLV&amp;AccountId=6Y0R1YS</text:a>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quotes.aspx?market=US&amp;symbol=TSLA">TESLA MOTORS INC</text:a></text:p>
          </table:table-cell>
          <table:table-cell office:value-type="float" office:value="23">
            <text:p>23</text:p>
          </table:table-cell>
          <table:table-cell office:value-type="string">
            <text:p>CAD</text:p>
          </table:table-cell>
          <table:table-cell office:value-type="float" office:value="245.62">
            <text:p>245.62</text:p>
          </table:table-cell>
          <table:table-cell office:value-type="float" office:value="5649.16">
            <text:p>5649.16</text:p>
          </table:table-cell>
          <table:table-cell office:value-type="percentage" office:value="0.09">
            <text:p>9.00%</text:p>
          </table:table-cell>
          <table:table-cell office:value-type="float" office:value="276.92">
            <text:p>276.92</text:p>
          </table:table-cell>
          <table:table-cell office:value-type="float" office:value="6369.14">
            <text:p>6369.14</text:p>
          </table:table-cell>
          <table:table-cell office:value-type="string">
            <text:p>-719.98 (-11 %)</text:p>
          </table:table-cell>
          <table:table-cell office:value-type="string" table:number-columns-spanned="3" table:number-rows-spanned="1">
            <text:p><text:a xlink:href="https://invest.hsbc.ca/trading/stocks.aspx?market=US&amp;symbol=TSLA&amp;AccountId=6Y0R1YS">https://invest.hsbc.ca/trading/stocks.aspx?market=US&amp;symbol=TSLA&amp;AccountId=6Y0R1YS</text:a></text:p>
          </table:table-cell>
          <table:covered-table-cell table:number-columns-repeated="2"/>
        </table:table-row>
        <table:table-row table:style-name="ro2">
          <table:table-cell table:style-name="ce1" office:value-type="string">
            <text:p>Fixed Income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CAD</text:p>
          </table:table-cell>
          <table:table-cell table:style-name="ce1" office:value-type="string">
            <text:p> </text:p>
          </table:table-cell>
          <table:table-cell table:style-name="ce1" office:value-type="float" office:value="16552">
            <text:p>16552</text:p>
          </table:table-cell>
          <table:table-cell table:style-name="ce3" office:value-type="percentage" office:value="0.25">
            <text:p>25.00%</text:p>
          </table:table-cell>
          <table:table-cell table:style-name="ce1" office:value-type="string">
            <text:p> </text:p>
          </table:table-cell>
          <table:table-cell table:style-name="ce1" office:value-type="float" office:value="16552">
            <text:p>16552</text:p>
          </table:table-cell>
          <table:table-cell table:style-name="ce1"/>
          <table:table-cell table:style-name="ce1"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4">
          <table:table-cell office:value-type="string">
            <text:p>EFT GIC 2.6% 21FB19A</text:p>
          </table:table-cell>
          <table:table-cell office:value-type="float" office:value="6570">
            <text:p>6570</text:p>
          </table:table-cell>
          <table:table-cell office:value-type="string">
            <text:p>CAD</text:p>
          </table:table-cell>
          <table:table-cell office:value-type="float" office:value="100">
            <text:p>100</text:p>
          </table:table-cell>
          <table:table-cell office:value-type="float" office:value="6570">
            <text:p>6570</text:p>
          </table:table-cell>
          <table:table-cell office:value-type="percentage" office:value="0.1">
            <text:p>10.00%</text:p>
          </table:table-cell>
          <table:table-cell table:style-name="ce5" office:value-type="float" office:value="1">
            <text:p>1</text:p>
          </table:table-cell>
          <table:table-cell office:value-type="float" office:value="6570">
            <text:p>6570</text:p>
          </table:table-cell>
          <table:table-cell table:style-name="ce2"/>
          <table:table-cell office:value-type="string" table:number-columns-spanned="3" table:number-rows-spanned="1">
            <text:p><text:a xlink:href="https://invest.hsbc.ca/trading/bonds.aspx?cusip=&amp;AccountId=6Y0R1YS&amp;quantity=6570">https://invest.hsbc.ca/trading/bonds.aspx?cusip=&amp;AccountId=6Y0R1YS&amp;quantity=6570</text:a></text:p>
          </table:table-cell>
          <table:covered-table-cell table:number-columns-repeated="2"/>
        </table:table-row>
        <table:table-row table:style-name="ro4">
          <table:table-cell office:value-type="string">
            <text:p>EFT GIC 1.52% 27OC17A</text:p>
          </table:table-cell>
          <table:table-cell office:value-type="float" office:value="5000">
            <text:p>5000</text:p>
          </table:table-cell>
          <table:table-cell office:value-type="string">
            <text:p>CAD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percentage" office:value="0.08">
            <text:p>8.00%</text:p>
          </table:table-cell>
          <table:table-cell table:style-name="ce5" office:value-type="float" office:value="1">
            <text:p>1</text:p>
          </table:table-cell>
          <table:table-cell office:value-type="float" office:value="5000">
            <text:p>5000</text:p>
          </table:table-cell>
          <table:table-cell table:style-name="ce2"/>
          <table:table-cell office:value-type="string" table:number-columns-spanned="3" table:number-rows-spanned="1">
            <text:p><text:a xlink:href="https://invest.hsbc.ca/trading/bonds.aspx?cusip=&amp;AccountId=6Y0R1YS&amp;quantity=5000">https://invest.hsbc.ca/trading/bonds.aspx?cusip=&amp;AccountId=6Y0R1YS&amp;quantity=5000</text:a></text:p>
          </table:table-cell>
          <table:covered-table-cell table:number-columns-repeated="2"/>
        </table:table-row>
        <table:table-row table:style-name="ro4">
          <table:table-cell office:value-type="string">
            <text:p>NBC GIC 2.45% 5FB18CA</text:p>
          </table:table-cell>
          <table:table-cell office:value-type="float" office:value="4982">
            <text:p>4982</text:p>
          </table:table-cell>
          <table:table-cell office:value-type="string">
            <text:p>CAD</text:p>
          </table:table-cell>
          <table:table-cell office:value-type="float" office:value="100">
            <text:p>100</text:p>
          </table:table-cell>
          <table:table-cell office:value-type="float" office:value="4982">
            <text:p>4982</text:p>
          </table:table-cell>
          <table:table-cell office:value-type="percentage" office:value="0.08">
            <text:p>8.00%</text:p>
          </table:table-cell>
          <table:table-cell table:style-name="ce5" office:value-type="float" office:value="1">
            <text:p>1</text:p>
          </table:table-cell>
          <table:table-cell office:value-type="float" office:value="4982">
            <text:p>4982</text:p>
          </table:table-cell>
          <table:table-cell table:style-name="ce2"/>
          <table:table-cell office:value-type="string" table:number-columns-spanned="3" table:number-rows-spanned="1">
            <text:p><text:a xlink:href="https://invest.hsbc.ca/trading/bonds.aspx?cusip=&amp;AccountId=6Y0R1YS&amp;quantity=4982">https://invest.hsbc.ca/trading/bonds.aspx?cusip=&amp;AccountId=6Y0R1YS&amp;quantity=4982</text:a></text:p>
          </table:table-cell>
          <table:covered-table-cell table:number-columns-repeated="2"/>
        </table:table-row>
        <table:table-row table:style-name="ro2">
          <table:table-cell table:style-name="ce1" office:value-type="string">
            <text:p>Mutual Funds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CAD</text:p>
          </table:table-cell>
          <table:table-cell table:style-name="ce1" office:value-type="string">
            <text:p> </text:p>
          </table:table-cell>
          <table:table-cell table:style-name="ce1" office:value-type="float" office:value="5415.44">
            <text:p>5415.44</text:p>
          </table:table-cell>
          <table:table-cell table:style-name="ce3" office:value-type="percentage" office:value="0.08">
            <text:p>8.00%</text:p>
          </table:table-cell>
          <table:table-cell table:style-name="ce1" office:value-type="string">
            <text:p> </text:p>
          </table:table-cell>
          <table:table-cell table:style-name="ce1" office:value-type="float" office:value="5239.98">
            <text:p>5239.98</text:p>
          </table:table-cell>
          <table:table-cell table:style-name="ce6" office:value-type="string">
            <text:p>175.46 (3 %)</text:p>
          </table:table-cell>
          <table:table-cell table:style-name="ce1"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4">
          <table:table-cell office:value-type="string">
            <text:p><text:a xlink:href="https://invest.hsbc.ca/markets/fund_quote.aspx?symbolid=RBF2014">RBC INV S/A-A$U/NL/N'FRAC</text:a></text:p>
          </table:table-cell>
          <table:table-cell office:value-type="float" office:value="399.959">
            <text:p>399.959</text:p>
          </table:table-cell>
          <table:table-cell office:value-type="string">
            <text:p>CAD</text:p>
          </table:table-cell>
          <table:table-cell office:value-type="float" office:value="13.54">
            <text:p>13.54</text:p>
          </table:table-cell>
          <table:table-cell office:value-type="float" office:value="5415.44">
            <text:p>5415.44</text:p>
          </table:table-cell>
          <table:table-cell office:value-type="percentage" office:value="0.08">
            <text:p>8.00%</text:p>
          </table:table-cell>
          <table:table-cell office:value-type="float" office:value="13.1">
            <text:p>13.1</text:p>
          </table:table-cell>
          <table:table-cell office:value-type="float" office:value="5239.98">
            <text:p>5239.98</text:p>
          </table:table-cell>
          <table:table-cell office:value-type="string">
            <text:p>175.46 (3 %)</text:p>
          </table:table-cell>
          <table:table-cell office:value-type="string" table:number-columns-spanned="3" table:number-rows-spanned="1">
            <text:p><text:a xlink:href="https://invest.hsbc.ca/trading/funds.aspx?symbol=RBF2014&amp;market=Fund&amp;AccountId=6Y0R1YS">https://invest.hsbc.ca/trading/funds.aspx?symbol=RBF2014&amp;market=Fund&amp;AccountId=6Y0R1YS</text:a></text:p>
          </table:table-cell>
          <table:covered-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1/15/2016</text:date>, <text:time>17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ran Atoyan</meta:initial-creator>
    <meta:creation-date>2016-11-15T16:16:57</meta:creation-date>
    <dc:date>2016-11-15T17:15:49</dc:date>
    <dc:creator>Tigran Atoyan</dc:creator>
    <meta:editing-duration>PT27M53S</meta:editing-duration>
    <meta:editing-cycles>2</meta:editing-cycles>
    <meta:generator>OpenOffice/4.1.2$Unix OpenOffice.org_project/412m3$Build-9782</meta:generator>
    <meta:document-statistic meta:table-count="3" meta:cell-count="175" meta:object-count="0"/>
  </office:meta>
</office:document-meta>
</file>